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.081cm" svg:height="0.962cm" svg:x="6.419cm" svg:y="1.538cm">
          <draw:text-box>
            <text:p>SATZ</text:p>
          </draw:text-box>
        </draw:frame>
        <draw:frame draw:style-name="gr1" draw:layer="layout" svg:width="1.383cm" svg:height="0.962cm" svg:x="4cm" svg:y="4.038cm">
          <draw:text-box>
            <text:p>NP</text:p>
          </draw:text-box>
        </draw:frame>
        <draw:frame draw:style-name="gr1" draw:layer="layout" svg:width="1.349cm" svg:height="0.962cm" svg:x="9.5cm" svg:y="4cm">
          <draw:text-box>
            <text:p>VP</text:p>
          </draw:text-box>
        </draw:frame>
        <draw:line draw:style-name="gr2" draw:text-style-name="P1" draw:layer="layout" svg:x1="4.609cm" svg:y1="4cm" svg:x2="7.609cm" svg:y2="2.5cm">
          <text:p/>
        </draw:line>
        <draw:line draw:style-name="gr2" draw:text-style-name="P1" draw:layer="layout" svg:x1="10.109cm" svg:y1="4cm" svg:x2="7.609cm" svg:y2="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0-09T22:02:36</meta:creation-date>
    <dc:date>2010-10-09T22:34:49</dc:date>
    <dc:creator>artur </dc:creator>
    <meta:editing-duration>PT00H24M11S</meta:editing-duration>
    <meta:editing-cycles>4</meta:editing-cycles>
    <meta:generator>OpenOffice.org/3.2$Linux OpenOffice.org_project/320m12$Build-9483</meta:generator>
    <meta:document-statistic meta:object-count="5"/>
  </office:meta>
</office:document-meta>
</file>